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Default: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style-name="ce9" office:value-type="string" calcext:value-type="string" table:number-columns-spanned="8" table:number-rows-spanned="1">
            <text:p>TILE#2</text:p>
          </table:table-cell>
          <table:covered-table-cell table:number-columns-repeated="7" table:style-name="ce5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2"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6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25" office:value-type="string" calcext:value-type="string">
            <text:p>pushPixel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0:</text:p>
          </table:table-cell>
          <table:table-cell table:style-name="ce2" office:value-type="string" calcext:value-type="string">
            <text:p>Expected: 11 dot penalty</text:p>
          </table:table-cell>
          <table:table-cell/>
          <table:table-cell table:style-name="ce2" office:value-type="string" calcext:value-type="string">
            <text:p>TODO: missing one dot of penaly. What If we say that the result of memory fetches only comes on even cycles?</text:p>
          </table:table-cell>
          <table:table-cell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 table:number-columns-spanned="4" table:number-rows-spanned="1">
            <text:p>TILE</text:p>
          </table:table-cell>
          <table:covered-table-cell table:number-columns-repeated="3" table:style-name="ce5"/>
          <table:table-cell table:style-name="ce9" office:value-type="string" calcext:value-type="string" table:number-columns-spanned="6" table:number-rows-spanned="1">
            <text:p>OBJ 1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number-columns-repeated="16353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61"/>
        </table:table-row>
        <table:table-row table:style-name="ro1">
          <table:table-cell table:style-name="ce3"/>
          <table:table-cell table:number-columns-repeated="8"/>
          <table:table-cell office:value-type="string" calcext:value-type="string">
            <text:p>fetch_push</text:p>
          </table:table-cell>
          <table:table-cell table:number-columns-repeated="5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14"/>
          <table:table-cell table:number-columns-repeated="9" office:value-type="string" calcext:value-type="string">
            <text:p>pushPixel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4"/>
          <table:table-cell office:value-type="string" calcext:value-type="string">
            <text:p>Obj 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1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8:</text:p>
          </table:table-cell>
          <table:table-cell table:style-name="ce2" office:value-type="string" calcext:value-type="string">
            <text:p>Expected: 11 dot penalty</text:p>
          </table:table-cell>
          <table:table-cell table:number-columns-repeated="3"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6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OBJ 1</text:p>
          </table:table-cell>
          <table:covered-table-cell table:number-columns-repeated="5" table:style-name="ce5"/>
          <table:table-cell table:style-name="ce9" office:value-type="string" calcext:value-type="string" table:number-columns-spanned="4" table:number-rows-spanned="1">
            <text:p>PENALTY</text:p>
          </table:table-cell>
          <table:covered-table-cell table:number-columns-repeated="3"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style-name="Default"/>
          <table:table-cell table:number-columns-repeated="16352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uop</text:p>
          </table:table-cell>
          <table:table-cell table:number-columns-repeated="12"/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3"/>
        </table:table-row>
        <table:table-row table:style-name="ro1">
          <table:table-cell table:style-name="ce3"/>
          <table:table-cell table:number-columns-repeated="16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table:number-columns-repeated="3" office:value-type="string" calcext:value-type="string">
            <text:p>fetch_push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22"/>
          <table:table-cell table:number-columns-repeated="9" office:value-type="string" calcext:value-type="string">
            <text:p>pushPixel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Obj 1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Window at WX=7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4" table:number-rows-spanned="1">
            <text:p>PENALTY</text:p>
          </table:table-cell>
          <table:covered-table-cell table:number-columns-repeated="3" table:style-name="ce5"/>
          <table:table-cell table:style-name="ce9" office:value-type="string" calcext:value-type="string" table:number-columns-spanned="8" table:number-rows-spanned="1">
            <text:p>WIN#1</text:p>
          </table:table-cell>
          <table:covered-table-cell table:number-columns-repeated="3" table:style-name="ce5"/>
          <table:covered-table-cell table:style-name="ce6"/>
          <table:covered-table-cell table:number-columns-repeated="3" table:style-name="ce5"/>
          <table:table-cell table:style-name="ce9" office:value-type="string" calcext:value-type="string" table:number-columns-spanned="8" table:number-rows-spanned="1">
            <text:p>WIN#2</text:p>
          </table:table-cell>
          <table:covered-table-cell table:number-columns-repeated="3" table:style-name="ce5"/>
          <table:covered-table-cell table:style-name="ce6"/>
          <table:covered-table-cell table:number-columns-repeated="3" table:style-name="ce5"/>
          <table:table-cell table:number-columns-repeated="16351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8" office:value-type="string" calcext:value-type="string">
            <text:p>pushPixel</text:p>
          </table:table-cell>
          <table:table-cell table:number-columns-repeated="4"/>
          <table:table-cell table:number-columns-repeated="9" office:value-type="string" calcext:value-type="string">
            <text:p>pushPixel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Win</text:p>
          </table:table-cell>
          <table:table-cell table:number-columns-repeated="5"/>
          <table:table-cell office:value-type="string" calcext:value-type="string">
            <text:p>Win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CX = 4:</text:p>
          </table:table-cell>
          <table:table-cell table:style-name="ce2" office:value-type="string" calcext:value-type="string">
            <text:p>Expected: 4 dot penalty</text:p>
          </table:table-cell>
          <table:table-cell/>
          <table:table-cell table:style-name="ce2" office:value-type="string" calcext:value-type="string">
            <text:p>TODO: How should this with objects work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style-name="ce9" office:value-type="string" calcext:value-type="string" table:number-columns-spanned="8" table:number-rows-spanned="1">
            <text:p>TILE#2</text:p>
          </table:table-cell>
          <table:covered-table-cell table:number-columns-repeated="7" table:style-name="ce5"/>
          <table:table-cell table:style-name="ce5" table:number-columns-repeated="4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2"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6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25" office:value-type="string" calcext:value-type="string">
            <text:p>pushPixel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8"/>
          <table:table-cell office:value-type="string" calcext:value-type="string">
            <text:p>SCX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9:18:53.966096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1:24:56.572068863</meta:creation-date>
    <dc:date>2025-02-23T19:33:53.825868560</dc:date>
    <meta:editing-duration>PT1H13M47S</meta:editing-duration>
    <meta:editing-cycles>12</meta:editing-cycles>
    <meta:generator>LibreOffice/24.2.7.2$Linux_X86_64 LibreOffice_project/420$Build-2</meta:generator>
    <meta:document-statistic meta:table-count="1" meta:cell-count="802" meta:object-count="0"/>
  </office:meta>
</office:document-meta>
</file>